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11.3000001907349pt"/>
    </style:style>
    <style:style style:name="P2" style:family="paragraph" style:parent-style-name="Preformatted_20_Text">
      <style:text-properties fo:color="#000000" style:font-name="DejaVu Sans Mono" fo:font-size="11.3000001907349pt" officeooo:rsid="0012f156" officeooo:paragraph-rsid="0012f156"/>
    </style:style>
    <style:style style:name="P3" style:family="paragraph" style:parent-style-name="Preformatted_20_Text">
      <style:text-properties fo:color="#000000" style:font-name="DejaVu Sans Mono" fo:font-size="11.3000001907349pt" officeooo:rsid="0012f156" officeooo:paragraph-rsid="0013c580"/>
    </style:style>
    <style:style style:name="P4" style:family="paragraph" style:parent-style-name="Preformatted_20_Text">
      <style:text-properties fo:color="#000000" style:font-name="DejaVu Sans Mono" fo:font-size="11.3000001907349pt" officeooo:rsid="0012f156" officeooo:paragraph-rsid="0016a8ff"/>
    </style:style>
    <style:style style:name="P5" style:family="paragraph" style:parent-style-name="Preformatted_20_Text">
      <style:text-properties fo:color="#000000" style:font-name="DejaVu Sans Mono" fo:font-size="11.3000001907349pt" officeooo:paragraph-rsid="0013c580"/>
    </style:style>
    <style:style style:name="P6" style:family="paragraph" style:parent-style-name="Preformatted_20_Text">
      <style:text-properties fo:color="#000000" style:font-name="DejaVu Sans Mono" fo:font-size="11.3000001907349pt" officeooo:paragraph-rsid="0016a8ff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13c580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156932" officeooo:paragraph-rsid="00156932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156932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16a8ff" officeooo:paragraph-rsid="0016a8ff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16a8ff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19630f" officeooo:paragraph-rsid="0019630f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19630f" officeooo:paragraph-rsid="00209939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1f215a" officeooo:paragraph-rsid="00209939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209939" officeooo:paragraph-rsid="00209939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209939" officeooo:paragraph-rsid="0020c16d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209939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20c16d" officeooo:paragraph-rsid="0020c16d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20c16d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20e8dd" officeooo:paragraph-rsid="0020e8dd"/>
    </style:style>
    <style:style style:name="P22" style:family="paragraph" style:parent-style-name="Preformatted_20_Text">
      <style:paragraph-properties fo:margin-top="0cm" fo:margin-bottom="0.499cm" loext:contextual-spacing="false"/>
      <style:text-properties fo:color="#000000" officeooo:paragraph-rsid="00209939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000000" officeooo:rsid="00209939" officeooo:paragraph-rsid="00209939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808000" style:font-name="DejaVu Sans Mono" fo:font-size="11.3000001907349pt" officeooo:rsid="0020c16d" officeooo:paragraph-rsid="0020c16d"/>
    </style:style>
    <style:style style:name="P25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rsid="0012f156" officeooo:paragraph-rsid="0013c580"/>
    </style:style>
    <style:style style:name="P26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paragraph-rsid="0016a8ff"/>
    </style:style>
    <style:style style:name="P27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rsid="00156932" officeooo:paragraph-rsid="001f215a"/>
    </style:style>
    <style:style style:name="P28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rsid="00156932" officeooo:paragraph-rsid="00209939"/>
    </style:style>
    <style:style style:name="P29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rsid="001f215a" officeooo:paragraph-rsid="001f215a"/>
    </style:style>
    <style:style style:name="P30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rsid="001f215a" officeooo:paragraph-rsid="00209939"/>
    </style:style>
    <style:style style:name="P31" style:family="paragraph" style:parent-style-name="Standard">
      <style:paragraph-properties fo:margin-top="0cm" fo:margin-bottom="0.499cm" loext:contextual-spacing="false"/>
      <style:text-properties officeooo:rsid="00156932" officeooo:paragraph-rsid="001f215a"/>
    </style:style>
    <style:style style:name="P32" style:family="paragraph" style:parent-style-name="Standard">
      <style:text-properties officeooo:rsid="0012f156" officeooo:paragraph-rsid="0012f156"/>
    </style:style>
    <style:style style:name="P33" style:family="paragraph" style:parent-style-name="Standard">
      <style:text-properties officeooo:rsid="0012f156" officeooo:paragraph-rsid="0013c580"/>
    </style:style>
    <style:style style:name="P34" style:family="paragraph" style:parent-style-name="Standard">
      <style:text-properties officeooo:rsid="0013c580" officeooo:paragraph-rsid="0013c580"/>
    </style:style>
    <style:style style:name="P35" style:family="paragraph" style:parent-style-name="Standard">
      <style:text-properties officeooo:rsid="0013c580" officeooo:paragraph-rsid="001f215a"/>
    </style:style>
    <style:style style:name="P36" style:family="paragraph" style:parent-style-name="Standard">
      <style:text-properties officeooo:rsid="001f215a" officeooo:paragraph-rsid="001f215a"/>
    </style:style>
    <style:style style:name="P37" style:family="paragraph" style:parent-style-name="Standard">
      <style:text-properties officeooo:paragraph-rsid="001f215a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209939" officeooo:paragraph-rsid="00209939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13c580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19630f" officeooo:paragraph-rsid="00293f04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293f04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808000" style:font-name="DejaVu Sans Mono" fo:font-size="11.3000001907349pt" officeooo:rsid="00209939" officeooo:paragraph-rsid="00209939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808000" style:font-name="DejaVu Sans Mono" fo:font-size="11.3000001907349pt" officeooo:paragraph-rsid="0020e8dd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25d0cd" officeooo:paragraph-rsid="0025d0cd"/>
    </style:style>
    <style:style style:name="P4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25d0cd" officeooo:paragraph-rsid="0025e238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25d0cd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25e238" officeooo:paragraph-rsid="0025e238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273d26" officeooo:paragraph-rsid="00273d26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273d26" officeooo:paragraph-rsid="00281a85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281a85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fo:font-weight="normal" officeooo:rsid="00273d26" officeooo:paragraph-rsid="00281a85" style:font-size-asian="11pt" style:font-weight-asian="normal" style:font-size-complex="11pt" style:font-weight-complex="normal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4pt" fo:font-weight="bold" officeooo:rsid="0025e238" officeooo:paragraph-rsid="0025e238" style:font-size-asian="14pt" style:font-weight-asian="bold" style:font-size-complex="14pt" style:font-weight-complex="bold"/>
    </style:style>
    <style:style style:name="P5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4pt" fo:font-weight="bold" officeooo:rsid="00273d26" officeooo:paragraph-rsid="00273d26" style:font-size-asian="14pt" style:font-weight-asian="bold" style:font-size-complex="14pt" style:font-weight-complex="bold"/>
    </style:style>
    <style:style style:name="P5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pt" fo:font-weight="normal" officeooo:rsid="00273d26" officeooo:paragraph-rsid="00273d26" style:font-size-asian="11pt" style:font-weight-asian="normal" style:font-size-complex="11pt" style:font-weight-complex="normal"/>
    </style:style>
    <style:style style:name="P58" style:family="paragraph" style:parent-style-name="Preformatted_20_Text">
      <style:paragraph-properties fo:margin-top="0cm" fo:margin-bottom="0.499cm" loext:contextual-spacing="false"/>
      <style:text-properties fo:color="#000000" officeooo:rsid="0025e238" officeooo:paragraph-rsid="0025e238"/>
    </style:style>
    <style:style style:name="P59" style:family="paragraph" style:parent-style-name="Preformatted_20_Text">
      <style:paragraph-properties fo:margin-top="0cm" fo:margin-bottom="0.499cm" loext:contextual-spacing="false"/>
      <style:text-properties fo:color="#808000" style:font-name="DejaVu Sans Mono" fo:font-size="11.3000001907349pt" officeooo:rsid="00273d26" officeooo:paragraph-rsid="00273d26"/>
    </style:style>
    <style:style style:name="P60" style:family="paragraph" style:parent-style-name="Preformatted_20_Text">
      <style:paragraph-properties fo:margin-top="0cm" fo:margin-bottom="0.499cm" loext:contextual-spacing="false"/>
      <style:text-properties fo:color="#808000" style:font-name="DejaVu Sans Mono" fo:font-size="11.3000001907349pt" officeooo:rsid="00273d26" officeooo:paragraph-rsid="00281a85"/>
    </style:style>
    <style:style style:name="P61" style:family="paragraph" style:parent-style-name="Preformatted_20_Text">
      <style:text-properties fo:color="#000000" style:font-name="DejaVu Sans Mono" fo:font-size="11.3000001907349pt" officeooo:paragraph-rsid="00293f04"/>
    </style:style>
    <style:style style:name="P62" style:family="paragraph" style:parent-style-name="Preformatted_20_Text">
      <style:text-properties fo:color="#000000"/>
    </style:style>
    <style:style style:name="P63" style:family="paragraph" style:parent-style-name="Preformatted_20_Text">
      <style:text-properties fo:color="#000000" style:font-name="DejaVu Sans Mono" fo:font-size="11.300000190734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11.3000001907349pt" fo:font-weight="bold"/>
    </style:style>
    <style:style style:name="T3" style:family="text">
      <style:text-properties fo:color="#008000" fo:font-weight="bold"/>
    </style:style>
    <style:style style:name="T4" style:family="text">
      <style:text-properties fo:color="#008000" fo:font-weight="bold" fo:background-color="#efefef" loext:char-shading-value="0"/>
    </style:style>
    <style:style style:name="T5" style:family="text">
      <style:text-properties fo:color="#008000" fo:font-weight="bold" officeooo:rsid="001f215a" fo:background-color="#efefef" loext:char-shading-value="0"/>
    </style:style>
    <style:style style:name="T6" style:family="text">
      <style:text-properties fo:color="#008000" fo:font-weight="bold" officeooo:rsid="00293f04"/>
    </style:style>
    <style:style style:name="T7" style:family="text">
      <style:text-properties fo:color="#008000" style:font-name="DejaVu Sans Mono" fo:font-size="11.3000001907349pt" fo:font-weight="bold"/>
    </style:style>
    <style:style style:name="T8" style:family="text">
      <style:text-properties fo:color="#008000" style:font-name="DejaVu Sans Mono" fo:font-size="11.3000001907349pt" fo:font-weight="bold" fo:background-color="#efefef" loext:char-shading-value="0"/>
    </style:style>
    <style:style style:name="T9" style:family="text">
      <style:text-properties fo:color="#0000ff"/>
    </style:style>
    <style:style style:name="T10" style:family="text">
      <style:text-properties fo:color="#0000ff" style:font-name="DejaVu Sans Mono" fo:font-size="11.3000001907349pt"/>
    </style:style>
    <style:style style:name="T11" style:family="text">
      <style:text-properties fo:color="#0000ff" officeooo:rsid="00293f04"/>
    </style:style>
    <style:style style:name="T12" style:family="text">
      <style:text-properties officeooo:rsid="001f215a"/>
    </style:style>
    <style:style style:name="T13" style:family="text">
      <style:text-properties fo:color="#000000" style:font-name="DejaVu Sans Mono" fo:font-size="11.3000001907349pt" officeooo:rsid="001f215a"/>
    </style:style>
    <style:style style:name="T14" style:family="text">
      <style:text-properties officeooo:rsid="00209939"/>
    </style:style>
    <style:style style:name="T15" style:family="text">
      <style:text-properties fo:color="#808000"/>
    </style:style>
    <style:style style:name="T16" style:family="text">
      <style:text-properties fo:color="#808000" style:font-name="DejaVu Sans Mono" fo:font-size="11.3000001907349pt"/>
    </style:style>
    <style:style style:name="T17" style:family="text">
      <style:text-properties fo:color="#808000" style:font-name="DejaVu Sans Mono" fo:font-size="11.3000001907349pt" officeooo:rsid="00209939"/>
    </style:style>
    <style:style style:name="T18" style:family="text">
      <style:text-properties fo:color="#808000" officeooo:rsid="0020c16d"/>
    </style:style>
    <style:style style:name="T19" style:family="text">
      <style:text-properties fo:color="#660e7a" fo:font-style="italic" fo:font-weight="bold"/>
    </style:style>
    <style:style style:name="T20" style:family="text">
      <style:text-properties fo:color="#660e7a" fo:font-weight="bold"/>
    </style:style>
    <style:style style:name="T21" style:family="text">
      <style:text-properties fo:color="#660e7a" style:font-name="DejaVu Sans Mono" fo:font-size="11.3000001907349pt" fo:font-style="italic" fo:font-weight="bold"/>
    </style:style>
    <style:style style:name="T22" style:family="text">
      <style:text-properties fo:color="#660e7a" style:font-name="DejaVu Sans Mono" fo:font-size="11.3000001907349pt" fo:font-style="italic" fo:font-weight="bold" officeooo:rsid="00209939"/>
    </style:style>
    <style:style style:name="T23" style:family="text">
      <style:text-properties fo:color="#660e7a" style:font-name="DejaVu Sans Mono" fo:font-size="11.3000001907349pt" fo:font-weight="bold"/>
    </style:style>
    <style:style style:name="T24" style:family="text">
      <style:text-properties style:font-name="DejaVu Sans Mono" fo:font-size="11.3000001907349pt"/>
    </style:style>
    <style:style style:name="T25" style:family="text">
      <style:text-properties style:font-name="DejaVu Sans Mono" fo:font-size="11.3000001907349pt" officeooo:rsid="00209939"/>
    </style:style>
    <style:style style:name="T26" style:family="text">
      <style:text-properties officeooo:rsid="0020c16d"/>
    </style:style>
    <style:style style:name="T27" style:family="text">
      <style:text-properties officeooo:rsid="0020e8dd"/>
    </style:style>
    <style:style style:name="T28" style:family="text">
      <style:text-properties officeooo:rsid="0022b28d"/>
    </style:style>
    <style:style style:name="T29" style:family="text">
      <style:text-properties officeooo:rsid="00247b43"/>
    </style:style>
    <style:style style:name="T30" style:family="text">
      <style:text-properties officeooo:rsid="002595de"/>
    </style:style>
    <style:style style:name="T31" style:family="text">
      <style:text-properties officeooo:rsid="0025d0cd"/>
    </style:style>
    <style:style style:name="T32" style:family="text">
      <style:text-properties officeooo:rsid="0025e238"/>
    </style:style>
    <style:style style:name="T33" style:family="text">
      <style:text-properties fo:font-size="14pt" fo:font-weight="bold" officeooo:rsid="0025d0cd" style:font-size-asian="14pt" style:font-weight-asian="bold" style:font-size-complex="14pt" style:font-weight-complex="bold"/>
    </style:style>
    <style:style style:name="T34" style:family="text">
      <style:text-properties fo:font-size="11pt" fo:font-weight="normal" style:font-size-asian="11pt" style:font-weight-asian="normal" style:font-size-complex="11pt" style:font-weight-complex="normal"/>
    </style:style>
    <style:style style:name="T35" style:family="text">
      <style:text-properties officeooo:rsid="00293f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Q1. <text:s/>Created in Author.<text:span text:style-name="T29">java</text:span></text:p>
      <text:p text:style-name="P32"/>
      <text:p text:style-name="P32"><text:span text:style-name="T12">Q</text:span>2. CRUD OPERATIONS:</text:p>
      <text:p text:style-name="P32"/>
      <text:p text:style-name="P37"><text:span text:style-name="T12">In hibernate.cfg.xml set the property “</text:span><text:span text:style-name="T8">hibernate.hbm2ddl.auto</text:span><text:span text:style-name="T12">” <text:s/>as create</text:span></text:p>
      <text:p text:style-name="P32"/>
      <text:p text:style-name="P34">CRUD (CREATE)</text:p>
      <text:p text:style-name="P32"/>
      <text:p text:style-name="P2">SessionFactory sessionFactory= <text:span text:style-name="T1">new </text:span>Configuration().configure().buildSessionFactory();</text:p>
      <text:p text:style-name="P1">Session session = sessionFactory.openSession();</text:p>
      <text:p text:style-name="P7">session.beginTransaction();</text:p>
      <text:p text:style-name="P32"><text:bookmark-start text:name="__DdeLink__8_137461921"/></text:p>
      <text:p text:style-name="P7"><text:bookmark text:name="__DdeLink__3_137461921"/>Author author1 =<text:span text:style-name="T1">new </text:span>Author();</text:p>
      <text:p text:style-name="P1">author1.setAuth_id(<text:span text:style-name="T9">1</text:span>);</text:p>
      <text:p text:style-name="P1">author1.setFirstname(<text:span text:style-name="T3">"payal"</text:span>);</text:p>
      <text:p text:style-name="P1">author1.setLastname(<text:span text:style-name="T3">"nigam"</text:span>);</text:p>
      <text:p text:style-name="P1">author1.setAge(<text:span text:style-name="T9">22</text:span>);</text:p>
      <text:p text:style-name="P1">session.save(author1);</text:p>
      <text:p text:style-name="P1"/>
      <text:p text:style-name="P1">Author author2 =<text:span text:style-name="T1">new </text:span>Author();</text:p>
      <text:p text:style-name="P1">author2.setAuth_id(<text:span text:style-name="T9">2</text:span>);</text:p>
      <text:p text:style-name="P1">author2.setFirstname(<text:span text:style-name="T3">"shreyansh "</text:span>);</text:p>
      <text:p text:style-name="P1">author2.setLastname(<text:span text:style-name="T3">"sahu"</text:span>);</text:p>
      <text:p text:style-name="P1">author2.setAge(<text:span text:style-name="T9">21</text:span>);</text:p>
      <text:p text:style-name="P1">session.save(author2);</text:p>
      <text:p text:style-name="P1"/>
      <text:p text:style-name="P1"><text:bookmark-start text:name="__DdeLink__14_137461921"/>Author author3 =<text:span text:style-name="T1">new </text:span>Author();</text:p>
      <text:p text:style-name="P1">author3.setAuth_id(<text:span text:style-name="T9">3</text:span>);</text:p>
      <text:p text:style-name="P1"><text:bookmark-end text:name="__DdeLink__14_137461921"/>author3.setFirstname(<text:span text:style-name="T3">"pushkar"</text:span>);</text:p>
      <text:p text:style-name="P1">author3.setLastname(<text:span text:style-name="T3">"singh"</text:span>);</text:p>
      <text:p text:style-name="P1">author3.setAge(<text:span text:style-name="T9">23</text:span>);</text:p>
      <text:p text:style-name="P1">session.save(author3);</text:p>
      <text:p text:style-name="P1"/>
      <text:p text:style-name="P1">Author author4 =<text:span text:style-name="T1">new </text:span>Author();</text:p>
      <text:p text:style-name="P1">author4.setAuth_id(<text:span text:style-name="T9">4</text:span>);</text:p>
      <text:p text:style-name="P1">author4.setFirstname(<text:span text:style-name="T3">"archit"</text:span>);</text:p>
      <text:p text:style-name="P1">author4.setLastname(<text:span text:style-name="T3">"chauhan"</text:span>);</text:p>
      <text:p text:style-name="P1">author4.setAge(<text:span text:style-name="T9">20</text:span>);</text:p>
      <text:p text:style-name="P7">session.save(author4);<text:bookmark-end text:name="__DdeLink__8_137461921"/></text:p>
      <text:p text:style-name="P7">session.<text:bookmark-start text:name="__DdeLink__281_1785642814"/>getTransaction()<text:bookmark-end text:name="__DdeLink__281_1785642814"/>.commit();</text:p>
      <text:p text:style-name="P1">session.close();</text:p>
      <text:p text:style-name="P7">sessionFactory.close();</text:p>
      <text:p text:style-name="P7"/>
      <text:p text:style-name="P34">CRUD (READ)</text:p>
      <text:p text:style-name="P34"/>
      <text:p text:style-name="P27"><text:span text:style-name="T12">In hibernate.cfg.xml set the property “</text:span><text:span text:style-name="T4">hibernate.hbm2ddl.auto</text:span><text:span text:style-name="T12">” <text:s/>as create. (when no date is there in the database.)</text:span></text:p>
      <text:p text:style-name="P27"><text:soft-page-break/></text:p>
      <text:p text:style-name="P35"/>
      <text:p text:style-name="P27"><text:span text:style-name="T12">In hibernate.cfg.xml set the property “</text:span><text:span text:style-name="T4">hibernate.hbm2ddl.auto</text:span><text:span text:style-name="T12">” <text:s/>as update. (when some date is there in the database.)</text:span></text:p>
      <text:p text:style-name="P29">(Here lets assume <text:span text:style-name="T30">that some </text:span>data is there in database)</text:p>
      <text:p text:style-name="P33"/>
      <text:p text:style-name="P3">SessionFactory sessionFactory= <text:span text:style-name="T1">new </text:span>Configuration().configure().buildSessionFactory();</text:p>
      <text:p text:style-name="P5">Session session = sessionFactory.openSession();</text:p>
      <text:p text:style-name="P8">session.beginTransaction();</text:p>
      <text:p text:style-name="P8">Author author= session.get(Author.<text:span text:style-name="T1">class</text:span>,<text:span text:style-name="T9">1</text:span>);</text:p>
      <text:p text:style-name="P8">session.getTransaction().commit();</text:p>
      <text:p text:style-name="P5">session.close();</text:p>
      <text:p text:style-name="P8">sessionFactory.close();</text:p>
      <text:p text:style-name="P8"/>
      <text:p text:style-name="P9">CRUD(UPDATE)</text:p>
      <text:p text:style-name="P35"/>
      <text:p text:style-name="P27"><text:span text:style-name="T12">In hibernate.cfg.xml set the property “</text:span><text:span text:style-name="T4">hibernate.hbm2ddl.auto</text:span><text:span text:style-name="T12">” <text:s/>as create. (when no date is there in the database.)</text:span></text:p>
      <text:p text:style-name="P31"><text:span text:style-name="T13">In hibernate.cfg.xml set the property “</text:span><text:span text:style-name="T8">hibernate.hbm2ddl.auto</text:span><text:span text:style-name="T13">” <text:s/>as update. (when some date is there in the database.)</text:span></text:p>
      <text:p text:style-name="P29">(Here lets assume some data is there in database)</text:p>
      <text:p text:style-name="P4">SessionFactory sessionFactory= <text:span text:style-name="T1">new </text:span>Configuration().configure().buildSessionFactory();</text:p>
      <text:p text:style-name="P6">Session session = sessionFactory.openSession();</text:p>
      <text:p text:style-name="P12">session.beginTransaction();</text:p>
      <text:p text:style-name="P10">Author author5 =session.get(Author.<text:span text:style-name="T1">class</text:span>, <text:span text:style-name="T9">1</text:span>);</text:p>
      <text:p text:style-name="P1">author5.setFirstname(<text:span text:style-name="T3">"Pia"</text:span>);</text:p>
      <text:p text:style-name="P7">session.update(author5);</text:p>
      <text:p text:style-name="P12">session.getTransaction().commit();</text:p>
      <text:p text:style-name="P6">session.close();</text:p>
      <text:p text:style-name="P12">sessionFactory.close();</text:p>
      <text:p text:style-name="P12"/>
      <text:p text:style-name="P11">CRUD(DELETE)</text:p>
      <text:p text:style-name="P35"><text:soft-page-break/></text:p>
      <text:p text:style-name="P31"><text:span text:style-name="T13">In hibernate.cfg.xml set the property “</text:span><text:span text:style-name="T8">hibernate.hbm2ddl.auto</text:span><text:span text:style-name="T13">” <text:s/>as create. (when no date is there in the database.)</text:span></text:p>
      <text:p text:style-name="P27"><text:span text:style-name="T12">In hibernate.cfg.xml set the property “</text:span><text:span text:style-name="T4">hibernate.hbm2ddl.auto</text:span><text:span text:style-name="T12">” <text:s/>as update. (when some date is there in the database.)</text:span></text:p>
      <text:p text:style-name="P29">(Here lets assume some data is there in database)</text:p>
      <text:p text:style-name="P26"/>
      <text:p text:style-name="P4">SessionFactory sessionFactory= <text:span text:style-name="T1">new </text:span>Configuration().configure().buildSessionFactory();</text:p>
      <text:p text:style-name="P6">Session session = sessionFactory.openSession();</text:p>
      <text:p text:style-name="P11">session.beginTransaction();</text:p>
      <text:p text:style-name="P10">Author author5 =session.get(Author.<text:span text:style-name="T1">class</text:span>, <text:span text:style-name="T9">1</text:span>);</text:p>
      <text:p text:style-name="P7">session.delete(author5);</text:p>
      <text:p text:style-name="P26"/>
      <text:p text:style-name="P12">session.getTransaction().commit();</text:p>
      <text:p text:style-name="P6">session.close();</text:p>
      <text:p text:style-name="P12">sessionFactory.close();</text:p>
      <text:p text:style-name="P16">Q3.</text:p>
      <text:p text:style-name="P43">In Author.java make changes such as:</text:p>
      <text:p text:style-name="P14">Date <text:span text:style-name="T20">dob</text:span>;</text:p>
      <text:p text:style-name="P16">Include java.util.date in Auhtor.java and java.sql.date in Application.java</text:p>
      <text:p text:style-name="P14"/>
      <text:p text:style-name="P14"><text:span text:style-name="T14">Q</text:span>4.</text:p>
      <text:p text:style-name="P28"><text:span text:style-name="T12">In hibernate.cfg.xml set the property “</text:span><text:span text:style-name="T4">hibernate.hbm2ddl.auto</text:span><text:span text:style-name="T12">” <text:s/>as update.</text:span></text:p>
      <text:p text:style-name="P30"/>
      <text:p text:style-name="P13">Author author7 =<text:span text:style-name="T1">new </text:span>Author();</text:p>
      <text:p text:style-name="P1">author7.setAuth_id(<text:span text:style-name="T9">5</text:span>);</text:p>
      <text:p text:style-name="P1">author7.setFirstname(<text:span text:style-name="T3">"Himanshi"</text:span>);</text:p>
      <text:p text:style-name="P1">author7.setLastname(<text:span text:style-name="T3">"gupta"</text:span>);</text:p>
      <text:p text:style-name="P1">author7.setAge(<text:span text:style-name="T9">26</text:span>);</text:p>
      <text:p text:style-name="P1">author7.setDob(<text:span text:style-name="T3">"18-12-1996"</text:span>);</text:p>
      <text:p text:style-name="P7">session.save(author7);</text:p>
      <text:p text:style-name="P13"><text:soft-page-break/>Author author<text:span text:style-name="T35">8</text:span> =<text:span text:style-name="T1">new </text:span>Author();</text:p>
      <text:p text:style-name="P1">author<text:span text:style-name="T35">8</text:span>.setAuth_id(<text:span text:style-name="T9">6</text:span>);</text:p>
      <text:p text:style-name="P1">author<text:span text:style-name="T35">8</text:span>.setFirstname(<text:span text:style-name="T3">"Payal"</text:span>);</text:p>
      <text:p text:style-name="P1">author<text:span text:style-name="T35">8</text:span>.setLastname(<text:span text:style-name="T3">"Nigam"</text:span>);</text:p>
      <text:p text:style-name="P1">author<text:span text:style-name="T35">8</text:span>.setAge(<text:span text:style-name="T9">22</text:span>);</text:p>
      <text:p text:style-name="P1">author<text:span text:style-name="T35">8</text:span>.setDob(<text:span text:style-name="T3">"22-06-1996"</text:span>);</text:p>
      <text:p text:style-name="P7">session.save(author<text:span text:style-name="T35">8</text:span>);</text:p>
      <text:p text:style-name="P41">Author author<text:span text:style-name="T35">9</text:span> =<text:span text:style-name="T1">new </text:span>Author();</text:p>
      <text:p text:style-name="P61">author<text:span text:style-name="T35">9</text:span>.setAuth_id(<text:span text:style-name="T9">6</text:span>);</text:p>
      <text:p text:style-name="P61">author<text:span text:style-name="T35">9</text:span>.setFirstname(<text:span text:style-name="T3">"</text:span><text:span text:style-name="T6">abcd</text:span><text:span text:style-name="T3">"</text:span>);</text:p>
      <text:p text:style-name="P61">author<text:span text:style-name="T35">9</text:span>.setLastname(<text:span text:style-name="T3">"</text:span><text:span text:style-name="T6">efdd</text:span><text:span text:style-name="T3">"</text:span>);</text:p>
      <text:p text:style-name="P61">author<text:span text:style-name="T35">9</text:span>.setAge(<text:span text:style-name="T9">2</text:span><text:span text:style-name="T11">8</text:span>);</text:p>
      <text:p text:style-name="P61">author<text:span text:style-name="T35">9</text:span>.setDob(<text:span text:style-name="T3">"22-</text:span><text:span text:style-name="T6">01</text:span><text:span text:style-name="T3">-1996"</text:span>);</text:p>
      <text:p text:style-name="P42">session.save(author<text:span text:style-name="T35">9</text:span>);</text:p>
      <text:p text:style-name="P41">Author author<text:span text:style-name="T35">10</text:span> =<text:span text:style-name="T1">new </text:span>Author();</text:p>
      <text:p text:style-name="P61">author<text:span text:style-name="T35">10</text:span>.setAuth_id(<text:span text:style-name="T9">6</text:span>);</text:p>
      <text:p text:style-name="P61">author<text:span text:style-name="T35">10</text:span>.setFirstname(<text:span text:style-name="T3">"</text:span><text:span text:style-name="T6">xyzz</text:span><text:span text:style-name="T3">"</text:span>);</text:p>
      <text:p text:style-name="P61">author<text:span text:style-name="T35">10</text:span>.setLastname(<text:span text:style-name="T3">"</text:span><text:span text:style-name="T6">uuyt</text:span><text:span text:style-name="T3">"</text:span>);</text:p>
      <text:p text:style-name="P61">author<text:span text:style-name="T35">10</text:span>.setAge(<text:span text:style-name="T9">2</text:span><text:span text:style-name="T11">3</text:span>);</text:p>
      <text:p text:style-name="P61">author<text:span text:style-name="T35">10</text:span>.setDob(<text:span text:style-name="T3">"</text:span><text:span text:style-name="T6">02</text:span><text:span text:style-name="T3">-06-1996"</text:span>);</text:p>
      <text:p text:style-name="P42">session.save(author<text:span text:style-name="T35">10</text:span>);</text:p>
      <text:p text:style-name="P16">Q5. <text:span text:style-name="T12">In hibernate.cfg.xml set the property “</text:span><text:span text:style-name="T5">hibernate.hbm2ddl.auto</text:span><text:span text:style-name="T12">” <text:s/>as </text:span>create-drop<text:span text:style-name="T12">.</text:span></text:p>
      <text:p text:style-name="P16">Q6. done in Author.java</text:p>
      <text:p text:style-name="P16">Q7. <text:span text:style-name="T15">In Author.java make changes such as:</text:span></text:p>
      <text:p text:style-name="P22"><text:span text:style-name="T17"><text:s text:c="4"/></text:span><text:span text:style-name="T15"><text:s/></text:span><text:span text:style-name="T16">@Transient</text:span></text:p>
      <text:p text:style-name="P7"><text:s text:c="5"/>String <text:span text:style-name="T20">lastname</text:span>;</text:p>
      <text:p text:style-name="P16">Q8. <text:span text:style-name="T15">In Author.java make changes such as:</text:span></text:p>
      <text:p text:style-name="P14"><text:span text:style-name="T15">@Temporal</text:span>(TemporalType.<text:span text:style-name="T19">DATE</text:span>)</text:p>
      <text:p text:style-name="P14">Date <text:span text:style-name="T20">dob</text:span>;</text:p>
      <text:p text:style-name="P22"><text:span text:style-name="T25">Q9. </text:span><text:s/><text:span text:style-name="T17">In Author.java make changes such as:</text:span></text:p>
      <text:p text:style-name="P43"/>
      <text:p text:style-name="P23"><text:span text:style-name="T17">F</text:span><text:span text:style-name="T16">OR ID GENERATION BY IDENTITY STRATEGY</text:span></text:p>
      <text:p text:style-name="P22"><text:span text:style-name="T16">@Id @GeneratedValue</text:span><text:span text:style-name="T24">(strategy = GenerationType.</text:span><text:span text:style-name="T21">IDENTITY</text:span><text:span text:style-name="T24">)</text:span></text:p>
      <text:p text:style-name="P7"><text:span text:style-name="T1">int </text:span><text:span text:style-name="T20">auth_id </text:span>;</text:p>
      <text:p text:style-name="P17"><text:soft-page-break/><text:span text:style-name="T15">FOR ID GENERATION BY </text:span><text:span text:style-name="T18">TABLE</text:span><text:span text:style-name="T15"> STRATEGY</text:span></text:p>
      <text:p text:style-name="P22"><text:span text:style-name="T16">@Id @GeneratedValue</text:span><text:span text:style-name="T24">(strategy = GenerationType.</text:span><text:span text:style-name="T22">TABLE</text:span><text:span text:style-name="T24">)</text:span></text:p>
      <text:p text:style-name="P18"><text:span text:style-name="T1">int </text:span><text:span text:style-name="T20">auth_id </text:span>;</text:p>
      <text:p text:style-name="P19">Q10. Changes done in address.java</text:p>
      <text:p text:style-name="P19"><text:s text:c="3"/>and changes to be done in Author.java is :</text:p>
      <text:p text:style-name="P24">Q11. @Embedded</text:p>
      <text:p text:style-name="P7">address <text:span text:style-name="T20">address1</text:span>;</text:p>
      <text:p text:style-name="P19">Q12. Make changes in Author.java as:</text:p>
      <text:p text:style-name="P20"><text:span text:style-name="T26"><text:s text:c="3"/></text:span><text:span text:style-name="T15">@ElementCollection</text:span></text:p>
      <text:p text:style-name="P7">List&lt;String&gt; <text:span text:style-name="T20">subject</text:span>=<text:span text:style-name="T1">new </text:span>ArrayList&lt;&gt;();</text:p>
      <text:p text:style-name="P19">Q13. <text:span text:style-name="T27">Changes done in Application.java</text:span></text:p>
      <text:p text:style-name="P19"/>
      <text:p text:style-name="P19">List&lt;String&gt; list1=<text:span text:style-name="T1">new </text:span>ArrayList&lt;&gt;();</text:p>
      <text:p text:style-name="P1">list1.add(<text:span text:style-name="T3">"languages"</text:span>);</text:p>
      <text:p text:style-name="P1">list1.add(<text:span text:style-name="T3">"fiction"</text:span>);</text:p>
      <text:p text:style-name="P1">list1.add(<text:span text:style-name="T3">"classics"</text:span>);</text:p>
      <text:p text:style-name="P7">author.setSubject(list1);</text:p>
      <text:p text:style-name="P19">session.save(author);</text:p>
      <text:p text:style-name="P21">Q14. Changes done in Book.java</text:p>
      <text:p text:style-name="P21">Q15. <text:span text:style-name="T28">In Author.java make changes such as :</text:span></text:p>
      <text:p text:style-name="P44"><text:s text:c="7"/>@OneToOne</text:p>
      <text:p text:style-name="P1"><text:span text:style-name="T15"><text:s text:c="8"/>@JoinColumn</text:span>(name = <text:span text:style-name="T3">"Book"</text:span>) </text:p>
      <text:p text:style-name="P7"><text:s text:c="9"/>Book <text:span text:style-name="T20">book</text:span>;</text:p>
      <text:p text:style-name="P7"/>
      <text:p text:style-name="P47"><text:s text:c="2"/>Also in application.java make changes as :</text:p>
      <text:p text:style-name="P49"><text:span text:style-name="T31"><text:s text:c="2"/></text:span>Author author= session.get(Author.<text:span text:style-name="T1">class</text:span>,<text:span text:style-name="T9">1</text:span>);</text:p>
      <text:p text:style-name="P1"><text:s text:c="2"/>Book book = session.get(Book.<text:span text:style-name="T1">class</text:span>, <text:span text:style-name="T9">1 </text:span>);</text:p>
      <text:p text:style-name="P1"><text:s text:c="2"/>author.setBook(book);</text:p>
      <text:p text:style-name="P7"><text:s text:c="2"/>session.update(author);</text:p>
      <text:p text:style-name="P7"/>
      <text:p text:style-name="P47"><text:soft-page-break/>Also <text:span text:style-name="T12">In hibernate.cfg.xml set the property “</text:span><text:span text:style-name="T5">hibernate.hbm2ddl.auto</text:span><text:span text:style-name="T12">” <text:s/>as update.</text:span></text:p>
      <text:p text:style-name="P49"><text:span text:style-name="T31">Q16. </text:span><text:span text:style-name="T33">In uniderectional</text:span></text:p>
      <text:p text:style-name="P49"><text:s text:c="2"/><text:span text:style-name="T32">In Author.java make changes as :</text:span></text:p>
      <text:p text:style-name="P49"><text:s text:c="3"/><text:span text:style-name="T15">@OneToMany</text:span>(cascade = CascadeType.<text:span text:style-name="T19">PERSIST</text:span>)</text:p>
      <text:p text:style-name="P45"><text:s/><text:span text:style-name="T24">List &lt;Book&gt; </text:span><text:span text:style-name="T23">book1</text:span><text:span text:style-name="T24">= </text:span><text:span text:style-name="T2">new </text:span><text:span text:style-name="T24">ArrayList&lt;&gt;();</text:span></text:p>
      <text:p text:style-name="P58"><text:span text:style-name="T24">(setter and getter function :)</text:span></text:p>
      <text:p text:style-name="P50"><text:span text:style-name="T1">public </text:span>List&lt;Book&gt; getBook1() {</text:p>
      <text:p text:style-name="P62"><text:s text:c="4"/><text:span text:style-name="T2">return </text:span><text:span text:style-name="T23">book1</text:span><text:span text:style-name="T24">;</text:span></text:p>
      <text:p text:style-name="P1">}</text:p>
      <text:p text:style-name="P1"><text:span text:style-name="T1">public void </text:span>setBook1(List&lt;Book&gt; book1) {</text:p>
      <text:p text:style-name="P62"><text:s text:c="4"/><text:span text:style-name="T2">this</text:span><text:span text:style-name="T24">.</text:span><text:span text:style-name="T23">book1 </text:span><text:span text:style-name="T24">= book1;</text:span></text:p>
      <text:p text:style-name="P7">}</text:p>
      <text:p text:style-name="P58"><text:span text:style-name="T24"/></text:p>
      <text:p text:style-name="P50">In Application.java make changes as:</text:p>
      <text:p text:style-name="P50"><text:s/>Author author= session.get(Author.<text:span text:style-name="T1">class</text:span>,<text:span text:style-name="T9">2</text:span>);</text:p>
      <text:p text:style-name="P1"><text:s/>Book book2 = <text:span text:style-name="T1">new </text:span>Book();</text:p>
      <text:p text:style-name="P1"><text:s/>book2.setBook_id(<text:span text:style-name="T9">1</text:span>);</text:p>
      <text:p text:style-name="P1"><text:s/>book2.setBook_name(<text:span text:style-name="T3">"the new way"</text:span>);</text:p>
      <text:p text:style-name="P62"><text:s/><text:span text:style-name="T24">session.save(book2);</text:span></text:p>
      <text:p text:style-name="P62"><text:span text:style-name="T24"/></text:p>
      <text:p text:style-name="P62"><text:s text:c="3"/><text:span text:style-name="T24">Book book3 = </text:span><text:span text:style-name="T2">new </text:span><text:span text:style-name="T24">Book();</text:span></text:p>
      <text:p text:style-name="P62"><text:s text:c="3"/><text:span text:style-name="T24">book3.setBook_id(</text:span><text:span text:style-name="T10">2</text:span><text:span text:style-name="T24">);</text:span></text:p>
      <text:p text:style-name="P62"><text:s text:c="3"/><text:span text:style-name="T24">book3.setBook_name(</text:span><text:span text:style-name="T7">"the new life"</text:span><text:span text:style-name="T24">);</text:span></text:p>
      <text:p text:style-name="P62"><text:s text:c="3"/><text:span text:style-name="T24">session.save(book3);</text:span></text:p>
      <text:p text:style-name="P62"><text:span text:style-name="T24"/></text:p>
      <text:p text:style-name="P62"><text:s text:c="3"/><text:span text:style-name="T24">Book book4 = </text:span><text:span text:style-name="T2">new </text:span><text:span text:style-name="T24">Book();</text:span></text:p>
      <text:p text:style-name="P62"><text:s text:c="3"/><text:span text:style-name="T24">book4.setBook_id(</text:span><text:span text:style-name="T10">3</text:span><text:span text:style-name="T24">);</text:span></text:p>
      <text:p text:style-name="P62"><text:s text:c="3"/><text:span text:style-name="T24">book4.setBook_name(</text:span><text:span text:style-name="T7">"the new world"</text:span><text:span text:style-name="T24">);</text:span></text:p>
      <text:p text:style-name="P62"><text:s text:c="3"/><text:span text:style-name="T24">session.save(book4);</text:span></text:p>
      <text:p text:style-name="P62"><text:span text:style-name="T24"/></text:p>
      <text:p text:style-name="P62"><text:s text:c="3"/><text:span text:style-name="T24">author.getBook1().add(book2);</text:span></text:p>
      <text:p text:style-name="P62"><text:s text:c="3"/><text:span text:style-name="T24">author.getBook1().add(book3);</text:span></text:p>
      <text:p text:style-name="P62"><text:s text:c="3"/><text:span text:style-name="T24">author.getBook1().add(book4);</text:span></text:p>
      <text:p text:style-name="P62"><text:span text:style-name="T24"/></text:p>
      <text:p text:style-name="P45"><text:s text:c="3"/><text:span text:style-name="T24">session.update(author);</text:span></text:p>
      <text:p text:style-name="P45"><text:span text:style-name="T24"/></text:p>
      <text:p text:style-name="P48">Also <text:span text:style-name="T12">In hibernate.cfg.xml set the property “</text:span><text:span text:style-name="T5">hibernate.hbm2ddl.auto</text:span><text:span text:style-name="T12">” as update.</text:span></text:p>
      <text:p text:style-name="P55"><text:soft-page-break/>In Bidirectional</text:p>
      <text:p text:style-name="P57">Make changes in Book.java as :</text:p>
      <text:p text:style-name="P54"><text:s/><text:span text:style-name="T15">@OneToMany</text:span>(cascade = CascadeType.<text:span text:style-name="T19">PERSIST</text:span>)</text:p>
      <text:p text:style-name="P54">List &lt;Book&gt; <text:span text:style-name="T20">book1</text:span>= <text:span text:style-name="T1">new </text:span>ArrayList&lt;&gt;();</text:p>
      <text:p text:style-name="P7">Author <text:span text:style-name="T20">author</text:span>;</text:p>
      <text:p text:style-name="P52">In Book.java</text:p>
      <text:p text:style-name="P60">@ManyToOne</text:p>
      <text:p text:style-name="P53">Author <text:span text:style-name="T20">author</text:span>;</text:p>
      <text:p text:style-name="P56">Without Additional Table:</text:p>
      <text:p text:style-name="P51">In Author.java</text:p>
      <text:p text:style-name="P51"><text:s/><text:span text:style-name="T15">@OneToMany</text:span>(mappedBy = <text:span text:style-name="T3">"Author"</text:span>)</text:p>
      <text:p text:style-name="P53">List &lt;Book&gt; <text:span text:style-name="T20">book1</text:span>= <text:span text:style-name="T1">new </text:span>ArrayList&lt;&gt;();</text:p>
      <text:p text:style-name="P51">In Book.java</text:p>
      <text:p text:style-name="P59">@ManyToOne</text:p>
      <text:p text:style-name="P7">Author <text:span text:style-name="T20">author</text:span>; <text:s/></text:p>
      <text:p text:style-name="P21">Q17.</text:p>
      <text:p text:style-name="P21"/>
      <text:p text:style-name="P19"/>
      <text:p text:style-name="P16"/>
      <text:p text:style-name="P16"/>
      <text:p text:style-name="P15"/>
      <text:p text:style-name="P7"/>
      <text:p text:style-name="P13"/>
      <text:p text:style-name="P12"><text:bookmark-start text:name="__DdeLink__5_137461921"/></text:p>
      <text:p text:style-name="P9"><text:bookmark-end text:name="__DdeLink__5_137461921"/></text:p>
      <text:p text:style-name="P8"/>
      <text:p text:style-name="P25"><text:soft-page-break/></text:p>
      <text:p text:style-name="P7"/>
      <text:p text:style-name="P7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9:45:49.928381087</meta:creation-date>
    <meta:editing-duration>PT3H34M59S</meta:editing-duration>
    <meta:editing-cycles>6</meta:editing-cycles>
    <meta:generator>LibreOffice/5.1.4.2$Linux_X86_64 LibreOffice_project/10m0$Build-2</meta:generator>
    <dc:date>2018-02-27T15:25:34.942476850</dc:date>
    <meta:document-statistic meta:table-count="0" meta:image-count="0" meta:object-count="0" meta:page-count="8" meta:paragraph-count="190" meta:word-count="594" meta:character-count="6199" meta:non-whitespace-character-count="5673"/>
  </office:meta>
</office:document-meta>
</file>